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BodyPart.setDataHandler( DataHandler data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imeBodyPart.addBodyPart( MimeBodyPar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imeBodyPart.setFile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